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1" fo:font-size="12pt" fo:font-weight="normal" officeooo:rsid="0017ed28" officeooo:paragraph-rsid="001429d3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1" fo:font-size="12pt" fo:font-style="italic" fo:font-weight="bold" officeooo:rsid="00155e99" officeooo:paragraph-rsid="000e5e27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Nimbus Sans1" fo:font-size="12pt" fo:font-style="normal" fo:font-weight="normal" officeooo:rsid="000e5e27" officeooo:paragraph-rsid="000e5e27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officeooo:rsid="001429d3" officeooo:paragraph-rsid="001429d3"/>
    </style:style>
    <style:style style:name="P5" style:family="paragraph" style:parent-style-name="Standard">
      <style:text-properties style:font-name="Nimbus Sans1" fo:font-size="12pt" fo:font-weight="normal" officeooo:rsid="001429d3" officeooo:paragraph-rsid="001429d3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1" fo:font-size="12pt" fo:font-weight="normal" officeooo:rsid="000e5e27" officeooo:paragraph-rsid="000e5e2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imbus Sans1" fo:font-size="12pt" fo:font-weight="normal" officeooo:rsid="000e5e27" officeooo:paragraph-rsid="001939b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Nimbus Sans1" fo:font-size="12pt" fo:font-weight="normal" officeooo:rsid="001939b6" officeooo:paragraph-rsid="001939b6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font-name="Nimbus Sans1" fo:font-size="12pt" fo:font-weight="normal" officeooo:rsid="001939b6" officeooo:paragraph-rsid="001939b6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Nimbus Sans1" fo:font-size="12pt" fo:font-weight="normal" officeooo:rsid="001abbfd" officeooo:paragraph-rsid="001abbfd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Nimbus Sans1" fo:font-size="16pt" fo:font-weight="bold" officeooo:rsid="001939b6" officeooo:paragraph-rsid="001939b6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1511e6" officeooo:paragraph-rsid="001939b6"/>
    </style:style>
    <style:style style:name="T1" style:family="text">
      <style:text-properties style:font-name="Nimbus Sans1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Nimbus Sans1" fo:font-size="12pt" fo:font-weight="normal" officeooo:rsid="00120bb6" style:font-size-asian="10.5pt" style:font-weight-asian="normal" style:font-size-complex="12pt" style:font-weight-complex="normal"/>
    </style:style>
    <style:style style:name="T3" style:family="text">
      <style:text-properties style:font-name="Nimbus Sans1" fo:font-size="12pt" fo:font-weight="normal" officeooo:rsid="0012621e" style:font-size-asian="10.5pt" style:font-weight-asian="normal" style:font-size-complex="12pt" style:font-weight-complex="normal"/>
    </style:style>
    <style:style style:name="T4" style:family="text">
      <style:text-properties style:font-name="Nimbus Sans1" fo:font-size="12pt" fo:font-weight="normal" officeooo:rsid="001511e6" style:font-size-asian="10.5pt" style:font-weight-asian="normal" style:font-size-complex="12pt" style:font-weight-complex="normal"/>
    </style:style>
    <style:style style:name="T5" style:family="text">
      <style:text-properties style:font-name="Nimbus Sans1" fo:font-size="12pt" fo:font-weight="normal" officeooo:rsid="00169160" style:font-size-asian="10.5pt" style:font-weight-asian="normal" style:font-size-complex="12pt" style:font-weight-complex="normal"/>
    </style:style>
    <style:style style:name="T6" style:family="text">
      <style:text-properties style:font-name="Nimbus Sans1" fo:font-size="12pt" fo:font-weight="normal" officeooo:rsid="001429d3" style:font-size-asian="10.5pt" style:font-weight-asian="normal" style:font-size-complex="12pt" style:font-weight-complex="normal"/>
    </style:style>
    <style:style style:name="T7" style:family="text">
      <style:text-properties officeooo:rsid="001511e6"/>
    </style:style>
    <style:style style:name="T8" style:family="text">
      <style:text-properties style:font-name="Nimbus Sans" fo:font-size="12pt" fo:font-weight="normal" officeooo:rsid="00169160" style:font-size-asian="10.5pt" style:font-weight-asian="normal" style:font-size-complex="12pt" style:font-weight-complex="normal"/>
    </style:style>
    <style:style style:name="T9" style:family="text">
      <style:text-properties officeooo:rsid="001939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Yakitori Sauce</text:p>
      <text:p text:style-name="P2"/>
      <text:p text:style-name="P3">1 lb.<text:tab/><text:tab/><text:span text:style-name="T9">Chicken bones</text:span></text:p>
      <text:p text:style-name="P7"><text:span text:style-name="T9">1 c.</text:span><text:tab/><text:tab/><text:span text:style-name="T9">Mirin</text:span></text:p>
      <text:p text:style-name="P8">1 c.<text:tab/><text:tab/>Soy sauce</text:p>
      <text:p text:style-name="P8">½ c.<text:tab/><text:tab/>Water</text:p>
      <text:p text:style-name="P8">½ c.<text:tab/><text:tab/>Sake</text:p>
      <text:p text:style-name="P6"><text:span text:style-name="T9">1 T</text:span><text:tab/><text:tab/>Brown sugar</text:p>
      <text:p text:style-name="P8">(½ t. <text:tab/><text:tab/>White pepper ?)</text:p>
      <text:p text:style-name="P6"/>
      <text:list xml:id="list3583068515" text:style-name="L2">
        <text:list-item>
          <text:p text:style-name="P9">Broil chicken bones until nicely browned (5 - 10 mins).</text:p>
        </text:list-item>
        <text:list-item>
          <text:p text:style-name="P9">While chicken is broiling, whisk together the remaining sauce ingredients.</text:p>
        </text:list-item>
        <text:list-item>
          <text:p text:style-name="P9">Add chicken bones to the sauce, including any juices.</text:p>
        </text:list-item>
        <text:list-item>
          <text:p text:style-name="P9">Bring to a boil, reduce to simmer.</text:p>
        </text:list-item>
        <text:list-item>
          <text:p text:style-name="P9">Simmer until the sauce is reduced by half and thickened (~1 hour).</text:p>
        </text:list-item>
        <text:list-item>
          <text:p text:style-name="P9">Remove and discard bones.</text:p>
        </text:list-item>
        <text:list-item>
          <text:p text:style-name="P10">Brush meat with sauce repeatedly during grilling process.</text:p>
        </text:list-item>
      </text:list>
      <text:p text:style-name="P12"><text:span text:style-name="T5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9-21T10:17:35.026155784</dc:date>
    <meta:editing-duration>PT29M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6" meta:character-count="491" meta:non-whitespace-character-count="410"/>
  </office:meta>
</office:document-meta>
</file>